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none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null-year="1932"/>
      <table:table table:name="Feuille1" table:style-name="ta1">
        <table:table-column table:style-name="co1" table:default-cell-style-name="ce2"/>
        <table:table-column table:style-name="co2" table:default-cell-style-name="Default"/>
        <table:table-row table:style-name="ro1" table:number-rows-repeated="2">
          <table:table-cell table:style-name="ce1"/>
          <table:table-cell table:style-name="ce3"/>
        </table:table-row>
        <table:table-row table:style-name="ro1">
          <table:table-cell table:style-name="ce1" office:value-type="string" calcext:value-type="string">
            <text:p><text:a xlink:href="python://for%20each=%22l%20in%20o.order_line%22" xlink:type="simple">python://for each="l in o.order_line"</text:a>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<text:a xlink:href="python://l.product_id.ean13%20or%20''" xlink:type="simple">python://l.product_id.ean13 or ''</text:a></text:p>
          </table:table-cell>
          <table:table-cell table:style-name="ce3" office:value-type="string" calcext:value-type="string">
            <text:p><text:a xlink:href="python://int(l.product_qty)" xlink:type="simple">python://int(l.product_qty)</text:a></text:p>
          </table:table-cell>
        </table:table-row>
        <table:table-row table:style-name="ro1">
          <table:table-cell table:style-name="ce1" office:value-type="string" calcext:value-type="string">
            <text:p><text:a xlink:href="python:///for" xlink:type="simple">python:///for</text:a></text:p>
          </table:table-cell>
          <table:table-cell table:style-name="ce3"/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0:59:30.018706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0:38:43.932081803</meta:creation-date>
    <dc:date>2017-02-07T11:00:04.602566161</dc:date>
    <meta:editing-duration>PT6M58S</meta:editing-duration>
    <meta:editing-cycles>7</meta:editing-cycles>
    <meta:generator>LibreOffice/5.1.4.2$Linux_X86_64 LibreOffice_project/10m0$Build-2</meta:generator>
    <meta:document-statistic meta:table-count="1" meta:cell-count="4" meta:object-count="0"/>
  </office:meta>
</office:document-meta>
</file>